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4E3462EC3D33100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404cm, 9.138cm, 21.411cm, 10.41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6cm" svg:height="11.453cm" svg:x="0.3cm" svg:y="0.3cm">
          <draw:image xlink:href="Pictures/10000000000005E8000007E04E3462EC3D33100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2T07:28:44.474231993</dc:date>
    <meta:editing-duration>PT2M44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